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CacheSeekableStream.FileCacheSeekableStream(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CacheSeekableStream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CacheSeekable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CacheSeekableStream.read( byte [ ] b , int off , int l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ileCacheSeekableStream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acheSeekableStream.seek( long p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CacheSeekableStream.canSeekBackwa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acheSeekableStream.readUntil( long po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